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26cm" fo:margin-left="-0.199cm" fo:margin-top="0cm" fo:margin-bottom="0cm" table:align="left" style:writing-mode="lr-tb"/>
    </style:style>
    <style:style style:name="Table1.A" style:family="table-column">
      <style:table-column-properties style:column-width="4.189cm"/>
    </style:style>
    <style:style style:name="Table1.B" style:family="table-column">
      <style:table-column-properties style:column-width="3.81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10" style:family="table-row">
      <style:table-row-properties style:min-row-height="0.14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1aa1d3" officeooo:paragraph-rsid="001aa1d3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6">
      <style:paragraph-properties fo:margin-top="0cm" fo:margin-bottom="0cm" loext:contextual-spacing="true" fo:line-height="100%"/>
    </style:style>
    <style:style style:name="P7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8" style:family="paragraph" style:parent-style-name="List_20_Paragraph" style:list-style-name="WWNum2">
      <style:paragraph-properties fo:margin-top="0cm" fo:margin-bottom="0cm" loext:contextual-spacing="true" fo:line-height="100%"/>
      <style:text-properties officeooo:paragraph-rsid="001aa1d3"/>
    </style:style>
    <style:style style:name="P9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0" style:family="paragraph" style:parent-style-name="List_20_Paragraph" style:list-style-name="WWNum1">
      <style:paragraph-properties fo:margin-top="0cm" fo:margin-bottom="0cm" loext:contextual-spacing="true" fo:line-height="100%"/>
      <style:text-properties officeooo:paragraph-rsid="001aa1d3"/>
    </style:style>
    <style:style style:name="P11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12" style:family="paragraph" style:parent-style-name="List_20_Paragraph" style:list-style-name="WWNum6">
      <style:paragraph-properties fo:margin-top="0cm" fo:margin-bottom="0cm" loext:contextual-spacing="true" fo:line-height="100%"/>
      <style:text-properties officeooo:rsid="001aa1d3" officeooo:paragraph-rsid="001aa1d3"/>
    </style:style>
    <style:style style:name="P13" style:family="paragraph" style:parent-style-name="List_20_Paragraph" style:list-style-name="WWNum1">
      <style:paragraph-properties fo:margin-top="0cm" fo:margin-bottom="0cm" loext:contextual-spacing="true" fo:line-height="100%"/>
      <style:text-properties officeooo:rsid="001aa1d3" officeooo:paragraph-rsid="001aa1d3"/>
    </style:style>
    <style:style style:name="P14" style:family="paragraph" style:parent-style-name="List_20_Paragraph" style:list-style-name="L1">
      <style:paragraph-properties fo:margin-top="0cm" fo:margin-bottom="0cm" loext:contextual-spacing="true" fo:line-height="100%"/>
      <style:text-properties officeooo:rsid="001aa1d3" officeooo:paragraph-rsid="001aa1d3"/>
    </style:style>
    <style:style style:name="P15" style:family="paragraph" style:parent-style-name="List_20_Paragraph" style:list-style-name="L2">
      <style:paragraph-properties fo:margin-top="0cm" fo:margin-bottom="0cm" loext:contextual-spacing="true" fo:line-height="100%"/>
      <style:text-properties officeooo:rsid="001bdc5c" officeooo:paragraph-rsid="001bdc5c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aa1d3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aa1d3" officeooo:paragraph-rsid="001aa1d3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1bdc5c" officeooo:paragraph-rsid="001bdc5c"/>
    </style:style>
    <style:style style:name="P19" style:family="paragraph" style:parent-style-name="List_20_Paragraph" style:list-style-name="L2">
      <style:paragraph-properties fo:margin-left="0cm" fo:margin-right="0cm" fo:margin-top="0cm" fo:margin-bottom="0cm" loext:contextual-spacing="true" fo:line-height="100%" fo:text-indent="0cm" style:auto-text-indent="false"/>
      <style:text-properties officeooo:rsid="001bdc5c" officeooo:paragraph-rsid="001bdc5c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000000" fo:font-weight="bold" officeooo:rsid="001bdc5c" officeooo:paragraph-rsid="001bdc5c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a1d3" style:font-size-asian="12pt" style:font-size-complex="12pt"/>
    </style:style>
    <style:style style:name="T5" style:family="text">
      <style:text-properties fo:font-size="12pt" officeooo:rsid="001bdc5c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GoBack"/><text:span text:style-name="T1">Detalhamento do Projeto</text:span><text:bookmark-end text:name="_GoBack"/></text:p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3"><text:span text:style-name="T2">Nome:</text:span></text:p>
          </table:table-cell>
          <table:table-cell table:style-name="Table1.A1" table:number-columns-spanned="3" office:value-type="string">
            <text:p text:style-name="P3"><text:span text:style-name="T3">Site da Editora BooKs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Data do documento:</text:span></text:p>
          </table:table-cell>
          <table:table-cell table:style-name="Table1.A1" office:value-type="string">
            <text:p text:style-name="P4"><text:span text:style-name="T3">07/05/2019</text:span></text:p>
          </table:table-cell>
          <table:table-cell table:style-name="Table1.A1" office:value-type="string">
            <text:p text:style-name="P3"><text:span text:style-name="T2">Versão:</text:span></text:p>
          </table:table-cell>
          <table:table-cell table:style-name="Table1.A1" office:value-type="string">
            <text:p text:style-name="P3"><text:span text:style-name="T3">1.0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Autor:</text:span></text:p>
          </table:table-cell>
          <table:table-cell table:style-name="Table1.A1" table:number-columns-spanned="3" office:value-type="string">
            <text:p text:style-name="P4"><text:span text:style-name="T3">Lucas Coelho Reichert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<text:span text:style-name="T2">Objetivo do site:</text:span></text:p>
          </table:table-cell>
          <table:table-cell table:style-name="Table1.A1" table:number-columns-spanned="3" office:value-type="string">
            <text:p text:style-name="P4"><text:span text:style-name="T3">O Site TutoTech tem como objetivo apresentar artigos <text:s/>e tutoriais sobre amplos assuntos da área de TI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"><text:span text:style-name="T2">Meta do site: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list xml:id="list3649527893" text:style-name="WWNum6">
              <text:list-item>
                <text:p text:style-name="P12"><text:span text:style-name="T3">Compartilhar o conhecimento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"><text:span text:style-name="T2">Público-alvo: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list xml:id="list175717396312922" text:continue-numbering="true" text:style-name="WWNum6">
              <text:list-item>
                <text:p text:style-name="P6"><text:span text:style-name="T3">Estudantes, professores, profissionais </text:span><text:span text:style-name="T4">da área de TI</text:span><text:span text:style-name="T3">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"><text:span text:style-name="T2">Escopo: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list xml:id="list3067744195" text:style-name="WWNum1">
              <text:list-item>
                <text:p text:style-name="P13"><text:span text:style-name="T3">Desenvolver um site para disponibilizar o artigos e tutoriais</text:span></text:p>
              </text:list-item>
              <text:list-item>
                <text:p text:style-name="P13"><text:span text:style-name="T3">Cadastro de membros.</text:span></text:p>
              </text:list-item>
              <text:list-item>
                <text:p text:style-name="P9"><text:span text:style-name="T4">Vídeos/Tutoriais</text:span><text:span text:style-name="T3">.</text:span></text:p>
              </text:list-item>
              <text:list-item>
                <text:p text:style-name="P9"><text:span text:style-name="T4">Informações de contato do ADM</text:span><text:span text:style-name="T3">.</text:span></text:p>
              </text:list-item>
              <text:list-item>
                <text:p text:style-name="P10"><text:span text:style-name="T4">Informações sobre o site.</text:span></text:p>
              </text:list-item>
            </text:list>
            <text:p text:style-name="P2"/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3"><text:span text:style-name="T2">Premissas e restrições: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list xml:id="list3238727301" text:style-name="WWNum2">
              <text:list-item>
                <text:p text:style-name="P8"><text:span text:style-name="T4">O projeto vai ser desenvolvido apenas pelo administrador do site.</text:span></text:p>
              </text:list-item>
              <text:list-item>
                <text:p text:style-name="P7"><text:span text:style-name="T4">O site vai disponibilizar conteúdo (arquivos apenas para membros autorizados</text:span><text:span text:style-name="T3">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3"><text:span text:style-name="T2">Detalhamento: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3"><text:span text:style-name="T3">A página principal:</text:span></text:p>
            <text:list xml:id="list2597125485" text:style-name="WWNum3">
              <text:list-item>
                <text:p text:style-name="P11"><text:span text:style-name="T3">apresentará um menu superior </text:span><text:span text:style-name="T4">e diversos tópicos ao decorrer da página (em imagens)</text:span><text:span text:style-name="T3">.</text:span></text:p>
              </text:list-item>
            </text:list>
            <text:p text:style-name="P17"><text:span text:style-name="T3">A janela dos Artigos:</text:span></text:p>
            <text:list xml:id="list1009419266" text:style-name="L1">
              <text:list-item>
                <text:p text:style-name="P14"><text:span text:style-name="T3">Vai apresentar o artigo por extenso </text:span><text:span text:style-name="T5">e uma imegem referente ao mesmo.</text:span></text:p>
              </text:list-item>
            </text:list>
            <text:p text:style-name="P18"><text:span text:style-name="T3">A janela de Login (Entrar):</text:span></text:p>
            <text:list xml:id="list710533422" text:style-name="L2">
              <text:list-item>
                <text:p text:style-name="P15"><text:span text:style-name="T3">Vai permitir o usuário inserir seu usuário e senha.</text:span></text:p>
                <text:p text:style-name="P19"><text:span text:style-name="T3">A janela do vídeo:</text:span></text:p>
              </text:list-item>
              <text:list-item>
                <text:p text:style-name="P15"><text:span text:style-name="T3">Vai apresentar vídeo e um botão para voltar para o artigo</text:span></text:p>
                <text:p text:style-name="P19"><text:span text:style-name="T3">A janela de cadastro:</text:span></text:p>
              </text:list-item>
              <text:list-item>
                <text:p text:style-name="P15"><text:span text:style-name="T3">Vai permitir que o usuário insira dados relevantes para o seu cadastro.</text:span></text:p>
                <text:p text:style-name="P19"><text:span text:style-name="T3">A janela contato:</text:span></text:p>
              </text:list-item>
              <text:list-item>
                <text:p text:style-name="P15"><text:span text:style-name="T3">Vai apresentar inforações para entrar em contato com o ADM.</text:span></text:p>
                <text:p text:style-name="P19"><text:span text:style-name="T3">A janela sobre:</text:span></text:p>
              </text:list-item>
              <text:list-item>
                <text:p text:style-name="P15"><text:span text:style-name="T3">Vai apresentar informações sobre o site.</text:span></text:p>
              </text:list-item>
            </text:list>
            <text:p text:style-name="P20"><text:span text:style-name="T3">OBS: Todos as janelas vão ter o menu da página inicial, assim tornando a aplicação mais familiar e agradável para o usuário (também vão ter as funcionalidades do menu).</text:span></text:p>
            <text:p text:style-name="P16"><text:span text:style-name="T3"/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4"><text:span text:style-name="T3">Sobre o menu superior:</text:span></text:p>
            <text:p text:style-name="P4"><text:span text:style-name="T3">Vão ter botões para navegar para informações de contato, informaçoes </text:span><text:soft-page-break/><text:span text:style-name="T3">sobre o site e autor, um botão que vai levar para página de login e deversos tópicos ao decorrer da página.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4"><text:span text:style-name="T3"/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3"><text:span text:style-name="T3"/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3"><text:span text:style-name="T2">Tecnologia empregada: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4" office:value-type="string">
            <text:p text:style-name="P3"><text:span text:style-name="T3">O projeto será desenvolvido utilizando apenas a linguagem HTML e CSS.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égio Politécnico da UFSM</meta:initial-creator>
    <meta:editing-cycles>13</meta:editing-cycles>
    <meta:creation-date>2013-06-18T23:44:00</meta:creation-date>
    <dc:date>2019-05-07T17:57:16.093881311</dc:date>
    <meta:editing-duration>PT1H29M32S</meta:editing-duration>
    <meta:generator>LibreOffice/6.0.7.3$Linux_X86_64 LibreOffice_project/00m0$Build-3</meta:generator>
    <meta:document-statistic meta:table-count="1" meta:image-count="0" meta:object-count="0" meta:page-count="2" meta:paragraph-count="44" meta:word-count="295" meta:character-count="1722" meta:non-whitespace-character-count="1490"/>
    <meta:user-defined meta:name="AppVersion">16.0000</meta:user-defined>
    <meta:user-defined meta:name="Company">Universidade Federal de Santa Mar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